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3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5.95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>
            <text:p>Gama baja - Intel 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<text:s/></text:p>
            <text:p>Procesador</text:p>
          </table:table-cell>
          <table:table-cell office:value-type="string">
            <text:p>Core i3 7100</text:p>
          </table:table-cell>
          <table:table-cell table:number-columns-repeated="3"/>
        </table:table-row>
        <table:table-row table:style-name="ro3">
          <table:table-cell office:value-type="string">
            <text:p>Placa madre</text:p>
          </table:table-cell>
          <table:table-cell office:value-type="string">
            <text:p><text:s/></text:p>
          </table:table-cell>
          <table:table-cell table:style-name="ce5" office:value-type="string">
            <text:p>Zócalos compatibles: FCLGA115 </text:p>
          </table:table-cell>
          <table:table-cell table:number-columns-repeated="2"/>
        </table:table-row>
        <table:table-row table:style-name="ro4">
          <table:table-cell office:value-type="string">
            <text:p>Memoria principal</text:p>
          </table:table-cell>
          <table:table-cell table:style-name="ce4" office:value-type="string">
            <text:p>MEMORIA 8GB DDR4 2666 KINGSTON VALUE</text:p>
          </table:table-cell>
          <table:table-cell table:style-name="ce5" office:value-type="string">
            <text:p>Soporta memoria RAM DDR3L, DDR4 </text:p>
          </table:table-cell>
          <table:table-cell table:style-name="ce7" office:value-type="string">
            <text:p>Tamaño máximo de memoria RAM soportada</text:p>
          </table:table-cell>
          <table:table-cell table:style-name="ce5" office:value-type="string">
            <text:p>64 GB</text:p>
          </table:table-cell>
        </table:table-row>
        <table:table-row table:style-name="ro2">
          <table:table-cell office:value-type="string">
            <text:p>Memoria secundaria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>
            <text:p>Gama baja - AMD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<text:s/></text:p>
            <text:p>Procesador</text:p>
          </table:table-cell>
          <table:table-cell office:value-type="string">
            <text:p>Ryzen 3 2200g</text:p>
          </table:table-cell>
          <table:table-cell table:number-columns-repeated="3"/>
        </table:table-row>
        <table:table-row table:style-name="ro5">
          <table:table-cell office:value-type="string">
            <text:p>Placa madre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>
            <text:p>Memoria principa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>
            <text:p>Memoria secundari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5">
          <table:table-cell table:style-name="ce1" office:value-type="string">
            <text:p>Gama baja 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6">
          <table:table-cell table:style-name="ce2" office:value-type="string">
            <text:p><text:s/></text:p>
            <text:p>Procesador</text:p>
          </table:table-cell>
          <table:table-cell table:style-name="ce5" office:value-type="string">
            <text:p>MICRO INTEL CELERON G5905 DC 3.5GHZ IDEAL MINERIA(x 1 </text:p>
          </table:table-cell>
          <table:table-cell table:number-columns-repeated="3"/>
        </table:table-row>
        <table:table-row table:style-name="ro3">
          <table:table-cell office:value-type="string">
            <text:p>Placa madre</text:p>
          </table:table-cell>
          <table:table-cell table:style-name="ce5" office:value-type="string">
            <text:p>MOTHER GIGABYTE B460M DS3H V2(x 1) </text:p>
          </table:table-cell>
          <table:table-cell table:number-columns-repeated="3"/>
        </table:table-row>
        <table:table-row table:style-name="ro3">
          <table:table-cell office:value-type="string">
            <text:p>Memoria principal</text:p>
          </table:table-cell>
          <table:table-cell table:style-name="ce5" office:value-type="string">
            <text:p>MEMORIA 4GB 2666MHZ SK HYNIX (x 1 </text:p>
          </table:table-cell>
          <table:table-cell table:number-columns-repeated="3"/>
        </table:table-row>
        <table:table-row table:style-name="ro3">
          <table:table-cell office:value-type="string">
            <text:p>Memoria secundaria</text:p>
          </table:table-cell>
          <table:table-cell table:style-name="ce5" office:value-type="string">
            <text:p>DISCO HDD 1TB SATA3 SEAGATE BARRACUDA(x 1) 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>
            <text:p>Gama media - Inte 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<text:s/></text:p>
            <text:p>Procesador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office:value-type="string">
            <text:p>Placa madre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principal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secundaria</text:p>
          </table:table-cell>
          <table:table-cell table:style-name="ce6"/>
          <table:table-cell table:number-columns-repeated="3"/>
        </table:table-row>
        <table:table-row table:style-name="ro3">
          <table:table-cell office:value-type="string">
            <text:p>GPU</text:p>
          </table:table-cell>
          <table:table-cell office:value-type="string">
            <text:p>GeForce GT 1030 2GD4 LP OC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>
            <text:p>Gama media - AMD 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<text:s/></text:p>
            <text:p>Procesador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Placa madre</text:p>
          </table:table-cell>
          <table:table-cell office:value-type="string">
            <text:p><text:s/>A320M Asrock</text:p>
          </table:table-cell>
          <table:table-cell table:number-columns-repeated="3"/>
        </table:table-row>
        <table:table-row table:style-name="ro2">
          <table:table-cell office:value-type="string">
            <text:p>Memoria principal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secundaria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office:value-type="string">
            <text:p>GPU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5">
          <table:table-cell table:style-name="ce1" office:value-type="string">
            <text:p>Gama media 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<text:s/></text:p>
            <text:p>Procesador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office:value-type="string">
            <text:p>Placa madre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principal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secundaria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office:value-type="string">
            <text:p>GPU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>
            <text:p>Gama alta - Intel 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<text:s/></text:p>
            <text:p>Procesador</text:p>
          </table:table-cell>
          <table:table-cell office:value-type="string">
            <text:p>Core i7-10700</text:p>
          </table:table-cell>
          <table:table-cell table:number-columns-repeated="3"/>
        </table:table-row>
        <table:table-row table:style-name="ro5">
          <table:table-cell office:value-type="string">
            <text:p>Placa Madre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principal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secundaria</text:p>
          </table:table-cell>
          <table:table-cell table:style-name="ce6"/>
          <table:table-cell table:number-columns-repeated="3"/>
        </table:table-row>
        <table:table-row table:style-name="ro5">
          <table:table-cell office:value-type="string">
            <text:p>GPU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>
            <text:p>Gama alta - AMD 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<text:s/></text:p>
            <text:p>Procesador</text:p>
          </table:table-cell>
          <table:table-cell office:value-type="string">
            <text:p>Amd Ryzen 7 3800xt</text:p>
          </table:table-cell>
          <table:table-cell table:number-columns-repeated="3"/>
        </table:table-row>
        <table:table-row table:style-name="ro5">
          <table:table-cell office:value-type="string">
            <text:p>Placa Madre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principal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secundaria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office:value-type="string">
            <text:p>GPU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5">
          <table:table-cell table:style-name="ce1" office:value-type="string">
            <text:p>Gama alta 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>
            <text:p><text:s/></text:p>
            <text:p>Procesador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office:value-type="string">
            <text:p>Placa Madre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principal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Memoria secundaria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office:value-type="string">
            <text:p>GPU</text:p>
          </table:table-cell>
          <table:table-cell office:value-type="string">
            <text:p><text:s/>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9">19/06/2021</text:date>, <text:time>18:02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ía Fraga</meta:initial-creator>
    <meta:creation-date>2021-06-18T23:09:51.42</meta:creation-date>
    <dc:date>2021-06-19T18:02:06.91</dc:date>
    <dc:creator>Sofía Fraga</dc:creator>
    <meta:editing-duration>PT18H52M18S</meta:editing-duration>
    <meta:editing-cycles>3</meta:editing-cycles>
    <meta:generator>OpenOffice/4.1.5$Win32 OpenOffice.org_project/415m1$Build-9789</meta:generator>
    <meta:document-statistic meta:table-count="3" meta:cell-count="92" meta:object-count="0"/>
    <meta:user-defined meta:name=""/>
  </office:meta>
</office:document-meta>
</file>